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" style:parent-style-name="Textbody" style:family="paragraph">
      <style:text-properties style:font-name="Arial"/>
    </style:style>
    <style:style style:name="P3" style:parent-style-name="Textbody" style:family="paragraph">
      <style:text-properties style:font-name="Arial"/>
    </style:style>
    <style:style style:name="T4" style:parent-style-name="DefaultParagraphFont" style:family="text">
      <style:text-properties style:font-name="Arial"/>
    </style:style>
    <style:style style:name="T5" style:parent-style-name="DefaultParagraphFont" style:family="text">
      <style:text-properties style:font-name="Arial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text-properties style:font-name="Arial"/>
    </style:style>
    <style:style style:name="P8" style:parent-style-name="Textbody" style:family="paragraph">
      <style:text-properties style:font-name="Arial"/>
    </style:style>
    <style:style style:name="P9" style:parent-style-name="Textbody" style:family="paragraph">
      <style:text-properties style:font-name="Arial"/>
    </style:style>
    <style:style style:name="T10" style:parent-style-name="DefaultParagraphFont" style:family="text">
      <style:text-properties style:font-name="Arial"/>
    </style:style>
    <style:style style:name="T11" style:parent-style-name="DefaultParagraphFont" style:family="text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/>
    </style:style>
    <style:style style:name="T14" style:parent-style-name="DefaultParagraphFont" style:family="text">
      <style:text-properties style:font-name="Arial"/>
    </style:style>
    <style:style style:name="T15" style:parent-style-name="DefaultParagraphFont" style:family="text">
      <style:text-properties style:font-name="Arial"/>
    </style:style>
    <style:style style:name="T16" style:parent-style-name="DefaultParagraphFont" style:family="text">
      <style:text-properties style:font-name="Arial"/>
    </style:style>
    <style:style style:name="T17" style:parent-style-name="DefaultParagraphFont" style:family="text">
      <style:text-properties style:font-name="Arial"/>
    </style:style>
    <style:style style:name="T18" style:parent-style-name="DefaultParagraphFont" style:family="text">
      <style:text-properties style:font-name="Arial"/>
    </style:style>
    <style:style style:name="T19" style:parent-style-name="DefaultParagraphFont" style:family="text">
      <style:text-properties style:font-name="Arial"/>
    </style:style>
  </office:automatic-styles>
  <office:body>
    <office:text text:use-soft-page-breaks="true">
      <text:p text:style-name="P1">Introduction:</text:p>
      <text:p text:style-name="P2">If you know the rules of Darts then DARTS should be fairly transparent, the aim of the game is to win a full championship darts match against your opponent. <text:s/>You can<text:s/>choose to play against the computer (with multiple difficulties available), play against another person if you have a friend, or run in full simulation mode and have two computer players duke it out.</text:p>
      <text:p text:style-name="P3">The game is 501 Championship darts, you start with 501 points and throw darts at the board to get your points to zero as quickly as possible. <text:s/>The finish (the throw that causes you to actually reach zero) must be a 'double' (the outermost narrow ring) or a bull (the innermost circle).</text:p>
      <text:p text:style-name="Textbody"><text:span text:style-name="T4">The rings have modifiers a</text:span><text:span text:style-name="T5">s follows, from outside in: x2, x1, x3, x1 with the two innermost rings being worth 50 points (the centre) and 25 points (the ring around the centre circle). <text:s/>If you make a throw that is 'illegal' within these rules then your points get reset to before the</text:span><text:span text:style-name="T6"><text:s/>throw.</text:span></text:p>
      <text:p text:style-name="Heading">Controls:</text:p>
      <text:p text:style-name="P7">A: <text:s/>Selects menu options and throws a dart when it is your turn</text:p>
      <text:p text:style-name="P8">Start: <text:s/>Submits user input, for example, when a name is entered press start to continue</text:p>
      <text:p text:style-name="P9">Arrow Keys: <text:s/>Move the cursors</text:p>
      <text:p text:style-name="Heading">Comments/Discussion</text:p>
      <text:p text:style-name="Textbody"><text:span text:style-name="T10">The game came out rather well. <text:s/>The<text:s/></text:span><text:span text:style-name="T11">primary issue it suffers, in terms of playability, is that it is a full championship match, with the full 12 + tiebreak sets and can thus take a considerable amount of time to complete a single match. <text:s/>There are two modes present in which one can play, one</text:span><text:span text:style-name="T12"><text:s/>which retains all the additional functionality that the design can support (dubbed 'Adam Mode') and another that is stripped down to ensure it fulfils the a coursework brief fully and to the letter (dubbed 'Colin Mode').</text:span></text:p>
      <text:p text:style-name="Textbody"><text:span text:style-name="T13">Had I had more time I would have p</text:span><text:span text:style-name="T14">referred th</text:span><text:span text:style-name="T15">e</text:span><text:span text:style-name="T16"><text:s/>UI to have been somewhat better thought out, I'd like to see the full set wins history table displayed, perhaps at the touch of a button (say press start to display a window showing current game state, press B to return to the game).</text:span></text:p>
      <text:p text:style-name="Textbody"><text:span text:style-name="T17">I also m</text:span><text:span text:style-name="T18">ade some attempts to add sound to the game, but a general lack of concise information on the subject stymied my efforts.</text:span></text:p>
      <text:p text:style-name="Textbody"/>
      <text:p text:style-name="Textbody"><text:span text:style-name="T19">For information on the design and planning stage please see the file named 'Presentation'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ss Davies</meta:initial-creator>
    <dc:creator>DAVIES, ROSS</dc:creator>
    <meta:creation-date>2012-05-14T16:52:00Z</meta:creation-date>
    <dc:date>2012-05-14T16:53:00Z</dc:date>
    <meta:template xlink:href="Normal" xlink:type="simple"/>
    <meta:editing-cycles>2</meta:editing-cycles>
    <meta:editing-duration>PT60S</meta:editing-duration>
    <meta:document-statistic meta:page-count="1" meta:paragraph-count="4" meta:word-count="325" meta:character-count="2180" meta:row-count="15" meta:non-whitespace-character-count="1859"/>
  </office:meta>
</office:document-meta>
</file>